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9.59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311.16pt"/>
    </style:style>
    <style:style style:name="co5" style:family="table-column">
      <style:table-column-properties fo:break-before="auto" style:column-width="574.3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3.89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ardboar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d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14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Source:</text:p>
          </table:table-cell>
          <table:table-cell table:style-name="ce1" office:value-type="string" calcext:value-type="string">
            <text:p>G:\My Drive\Projects\Prj_NFCReader\nfc-st25r3916\KiCad\cardboard\cardboard.kicad_sch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7" office:value-type="string" calcext:value-type="string">
            <text:p>2024-01-13 12:58:43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Tool:</text:p>
          </table:table-cell>
          <table:table-cell table:style-name="ce1" office:value-type="string" calcext:value-type="string">
            <text:p>Eeschema 7.0.7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Generator:</text:p>
          </table:table-cell>
          <table:table-cell table:style-name="ce1" office:value-type="string" calcext:value-type="string">
            <text:p>C:\Program Files\KiCad\6.0\bin\scripting\plugins/bom_csv_grouped_by_value_with_fp.py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mp nam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E300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Ant_NFC</text:p>
          </table:table-cell>
          <table:table-cell table:style-name="ce1" office:value-type="string" calcext:value-type="string">
            <text:p>Lol_20230821:Jarvis_NFC_Ant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C100, C207, C210, C212, C216, C218,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u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<text:a xlink:href="https://uk.farnell.com/samsung-electro-mechanics/cl10a225kq8nnnc/cap-2-2uf-6-3v-mlcc-0603/dp/3013394RL" xlink:type="simple">https://uk.farnell.com/samsung-electro-mechanics/cl10a225kq8nnnc/cap-2-2uf-6-3v-mlcc-0603/dp/3013394RL</text:a></text:p>
          </table:table-cell>
          <table:table-cell table:style-name="ce7" office:value-type="string" calcext:value-type="string">
            <text:p>Re-reel</text:p>
          </table:table-cell>
          <table:table-cell table:style-name="ce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200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u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<text:a xlink:href="https://uk.farnell.com/samsung-electro-mechanics/cl10a105ka8nnnc/cap-1uf-25v-mlcc-0603/dp/3010056" xlink:type="simple">https://uk.farnell.com/samsung-electro-mechanics/cl10a105ka8nnnc/cap-1uf-25v-mlcc-0603/dp/3010056</text:a></text:p>
          </table:table-cell>
          <table:table-cell table:style-name="ce7"/>
          <table:table-cell table:style-name="ce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201, C204, C206, C208, C209, C211, C215, C217,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<text:a xlink:href="https://uk.farnell.com/samsung-electro-mechanics/cl10b103kb8nnnc/cap-0-01uf-50v-mlcc-0603/dp/3010081" xlink:type="simple">https://uk.farnell.com/samsung-electro-mechanics/cl10b103kb8nnnc/cap-0-01uf-50v-mlcc-0603/dp/3010081</text:a></text:p>
          </table:table-cell>
          <table:table-cell table:style-name="ce7" office:value-type="string" calcext:value-type="string">
            <text:p>Full reel 4000 £12</text:p>
          </table:table-cell>
          <table:table-cell table:style-name="ce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202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table:number-columns-repeated="2"/>
          <table:table-cell table:style-name="ce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203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table:number-columns-repeated="2"/>
          <table:table-cell table:style-name="ce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205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u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https://uk.farnell.com/samsung-electro-mechanics/cl10a225kq8nnnc/cap-2-2uf-6-3v-mlcc-0603/dp/3013394RL</text:p>
          </table:table-cell>
          <table:table-cell table:style-name="ce7"/>
          <table:table-cell table:style-name="ce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213, C214, C301, C312,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https://uk.farnell.com/multicomp-pro/mc0603n100f500ct/ceramic-capacitor-10pf-50v-c0g/dp/1710160?st=mc0603n100f500ct</text:p>
          </table:table-cell>
          <table:table-cell table:style-name="ce7" office:value-type="string" calcext:value-type="string">
            <text:p>Per order charge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C300, C313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80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8" office:value-type="string" calcext:value-type="string">
            <text:p><text:a xlink:href="https://uk.farnell.com/walsin/0603n181g500ct/cap-180pf-50v-mlcc-0603/dp/3881033" xlink:type="simple">https://uk.farnell.com/walsin/0603n181g500ct/cap-180pf-50v-mlcc-0603/dp/3881033</text:a></text:p>
          </table:table-cell>
          <table:table-cell table:style-name="ce8" office:value-type="string" calcext:value-type="string">
            <text:p><text:a xlink:href="https://uk.farnell.com/yageo/cc0603grnpo9bn181/cap-180pf-50v-mlcc-0603/dp/3764441RL" xlink:type="simple">https://uk.farnell.com/yageo/cc0603grnpo9bn181/cap-180pf-50v-mlcc-0603/dp/3764441RL</text:a></text:p>
          </table:table-cell>
          <table:table-cell table:style-name="ce8" office:value-type="string" calcext:value-type="string">
            <text:p><text:a xlink:href="https://uk.farnell.com/multicomp-pro/mp0603n181g500ct/cap-180pf-50v-mlcc-0603/dp/4130254RL" xlink:type="simple">https://uk.farnell.com/multicomp-pro/mp0603n181g500ct/cap-180pf-50v-mlcc-0603/dp/4130254RL</text:a></text:p>
          </table:table-cell>
          <table:table-cell table:style-name="ce8" office:value-type="string" calcext:value-type="string">
            <text:p><text:a xlink:href="https://uk.farnell.com/murata/gcm1885c2a181fa16d/cap-180pf-100v-mlcc-0603/dp/3784624" xlink:type="simple">https://uk.farnell.com/murata/gcm1885c2a181fa16d/cap-180pf-100v-mlcc-0603/dp/3784624</text:a></text:p>
          </table:table-cell>
          <table:table-cell table:style-name="ce8" office:value-type="string" calcext:value-type="string">
            <text:p><text:a xlink:href="https://uk.farnell.com/yageo/cc0603grnpo9bn181/cap-180pf-50v-mlcc-0603/dp/3759598" xlink:type="simple">https://uk.farnell.com/yageo/cc0603grnpo9bn181/cap-180pf-50v-mlcc-0603/dp/3759598</text:a></text:p>
          </table:table-cell>
          <table:table-cell table:style-name="ce8" office:value-type="string" calcext:value-type="string">
            <text:p><text:a xlink:href="https://uk.farnell.com/yageo/cc0603frnpo9bn181/cap-180pf-50v-mlcc-0603/dp/3759566" xlink:type="simple">https://uk.farnell.com/yageo/cc0603frnpo9bn181/cap-180pf-50v-mlcc-0603/dp/3759566</text:a>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string" calcext:value-type="string">
            <text:p>C302, C304, C307, C311, C314,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XRW0YV600-054</text:p>
          </table:table-cell>
          <table:table-cell table:style-name="ce1" office:value-type="string" calcext:value-type="string">
            <text:p>LXRW0YV600-054_Drawn</text:p>
          </table:table-cell>
          <table:table-cell table:style-name="ce1" office:value-type="string" calcext:value-type="string">
            <text:p>Lol_20230821:LXRW0YV600054 Handsolder</text:p>
          </table:table-cell>
          <table:table-cell table:style-name="ce1" office:value-type="string" calcext:value-type="string">
            <text:p>Trimmer / Variable Capacitors 50VAC 60pF CSP 0.6x0.6mm</text:p>
          </table:table-cell>
          <table:table-cell table:style-name="ce7" office:value-type="string" calcext:value-type="string">
            <text:p>https://uk.farnell.com/murata/lxrw0yv600-054/variable-capacitor-30-60pf-smd/dp/3052318</text:p>
          </table:table-cell>
          <table:table-cell table:style-name="ce7" office:value-type="string" calcext:value-type="string">
            <text:p>https://www.mouser.co.uk/ProductDetail/Murata-Electronics/LXRW0YV600-054?qs=ds50AKTGxA8D9pWE0AMokg%3D%3D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C303, C310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https://uk.farnell.com/walsin/0603n101f500ct/cap-100pf-50v-mlcc-0603/dp/3881026</text:p>
          </table:table-cell>
          <table:table-cell table:style-name="ce7" office:value-type="string" calcext:value-type="string">
            <text:p>https://uk.farnell.com/walsin/0603n101g500/capacitor-mlcc-100pf-c0g-50v-0603/dp/3790524</text:p>
          </table:table-cell>
          <table:table-cell table:style-name="ce1" office:value-type="string" calcext:value-type="string">
            <text:p>https://uk.farnell.com/yageo/cc0603frnpo9bn101/cap-100pf-50v-mlcc-0603/dp/3759559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305, C308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80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https://uk.farnell.com/murata/gcm1885c2a681fa16d/cap-aec-q200-680pf-100v-mlcc-0603/dp/3581272</text:p>
          </table:table-cell>
          <table:table-cell table:style-name="ce7" office:value-type="string" calcext:value-type="string">
            <text:p>https://uk.farnell.com/murata/gcm1885c2a681ga16d/cap-aec-q200-680pf-100v-mlcc-0603/dp/3784366RL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C306, C309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6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https://uk.farnell.com/murata/gcm1885c2a560fa16d/cap-aec-q200-56pf-100v-mlcc-0603/dp/3581267</text:p>
          </table:table-cell>
          <table:table-cell table:style-name="ce7" office:value-type="string" calcext:value-type="string">
            <text:p>https://uk.farnell.com/walsin/0603n560g500ct/cap-56pf-50v-mlcc-0603/dp/388104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C315, C316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82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https://uk.farnell.com/yageo/cc0603frnpo9bn820/cap-82pf-50v-mlcc-0603/dp/3764431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C317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7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Unpolarized capacitor</text:p>
          </table:table-cell>
          <table:table-cell table:style-name="ce7" office:value-type="string" calcext:value-type="string">
            <text:p>https://uk.farnell.com/yageo/cc0603grnpo9bn470/cap-47pf-50v-mlcc-0603/dp/3759604</text:p>
          </table:table-cell>
          <table:table-cell table:style-name="ce7" office:value-type="string" calcext:value-type="string">
            <text:p>https://uk.farnell.com/vishay/vj0603a470gxacw1bc/cap-47pf-50v-2-c0g-np0-0603/dp/2896392</text:p>
          </table:table-cell>
          <table:table-cell table:style-name="ce1" office:value-type="string" calcext:value-type="string">
            <text:p>https://uk.farnell.com/multicomp/mcmt18n470f100ct/cap-47pf-10v-1-c0g-np0-0603/dp/1856084RL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D300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BAV70W-7-F</text:p>
          </table:table-cell>
          <table:table-cell table:style-name="ce1" office:value-type="string" calcext:value-type="string">
            <text:p>SOT65P210X100-3N</text:p>
          </table:table-cell>
          <table:table-cell table:style-name="ce1" office:value-type="string" calcext:value-type="string">
            <text:p>Diodes Inc 75V 300mA, Dual Silicon Junction Diode, 3-Pin SOT-323 BAV70W-7-F</text:p>
          </table:table-cell>
          <table:table-cell table:style-name="ce7" office:value-type="string" calcext:value-type="string">
            <text:p>https://uk.farnell.com/diodes-inc/bav70w-7-f/diode-small-signal-75v-0-3a-sot/dp/3127228?st=bav70w-7-f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H1, H2, H3, H4,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untingHole_Pad</text:p>
          </table:table-cell>
          <table:table-cell table:style-name="ce1" office:value-type="string" calcext:value-type="string">
            <text:p>MountingHole_Pad_NC</text:p>
          </table:table-cell>
          <table:table-cell table:style-name="ce1" office:value-type="string" calcext:value-type="string">
            <text:p>MountingHole:MountingHole_3.2mm_M3_Pad</text:p>
          </table:table-cell>
          <table:table-cell table:style-name="ce1" office:value-type="string" calcext:value-type="string">
            <text:p>Mounting Hole with connection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J300_1, J300_2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n_01x01_Female</text:p>
          </table:table-cell>
          <table:table-cell table:style-name="ce1" office:value-type="string" calcext:value-type="string">
            <text:p>TestPoint_TH_Square</text:p>
          </table:table-cell>
          <table:table-cell table:style-name="ce1" office:value-type="string" calcext:value-type="string">
            <text:p>Lol_20230821:TestPoint_THTPad_1.0x1.0mm_Drill0.5mm</text:p>
          </table:table-cell>
          <table:table-cell table:style-name="ce1" office:value-type="string" calcext:value-type="string">
            <text:p>Generic connector, single row, 01x01, script generated (kicad-library-utils/schlib/autogen/connector/)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J400, J401, J402, J403, J406, J407, J408,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n_01x01_Female</text:p>
          </table:table-cell>
          <table:table-cell table:style-name="ce1" office:value-type="string" calcext:value-type="string">
            <text:p>TestPoint_TH_Square</text:p>
          </table:table-cell>
          <table:table-cell table:style-name="ce1" office:value-type="string" calcext:value-type="string">
            <text:p>Lol_20230821:TestPoint_THTPad_1.0x1.0mm_Drill0.5mm</text:p>
          </table:table-cell>
          <table:table-cell table:style-name="ce1" office:value-type="string" calcext:value-type="string">
            <text:p>Generic connector, single row, 01x01, script generated (kicad-library-utils/schlib/autogen/connector/)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J411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Conn_01x02_Pin</text:p>
          </table:table-cell>
          <table:table-cell table:style-name="ce1" office:value-type="string" calcext:value-type="string">
            <text:p>Connector_PinHeader_2.54mm:PinHeader_1x02_P2.54mm_Vertical</text:p>
          </table:table-cell>
          <table:table-cell table:style-name="ce1" office:value-type="string" calcext:value-type="string">
            <text:p>Generic connector, single row, 01x02, script generated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J412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Conn_01x08_Pin</text:p>
          </table:table-cell>
          <table:table-cell table:style-name="ce1" office:value-type="string" calcext:value-type="string">
            <text:p>Connector_PinHeader_2.54mm:PinHeader_1x08_P2.54mm_Vertical</text:p>
          </table:table-cell>
          <table:table-cell table:style-name="ce1" office:value-type="string" calcext:value-type="string">
            <text:p>Generic connector, single row, 01x08, script generated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J413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P8C</text:p>
          </table:table-cell>
          <table:table-cell table:style-name="ce1" office:value-type="string" calcext:value-type="string">
            <text:p>8P8C_Shielded</text:p>
          </table:table-cell>
          <table:table-cell table:style-name="ce1" office:value-type="string" calcext:value-type="string">
            <text:p>Connector_RJ:RJ45_Amphenol_RJHSE5380</text:p>
          </table:table-cell>
          <table:table-cell table:style-name="ce1" office:value-type="string" calcext:value-type="string">
            <text:p>RJ connector, 8P8C (8 positions 8 connected), RJ31/RJ32/RJ33/RJ34/RJ35/RJ41/RJ45/RJ49/RJ61, Shielded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L300, L301, L400,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LJ1608WR27JT000</text:p>
          </table:table-cell>
          <table:table-cell table:style-name="ce1" office:value-type="string" calcext:value-type="string">
            <text:p>Lol_L</text:p>
          </table:table-cell>
          <table:table-cell table:style-name="ce1" office:value-type="string" calcext:value-type="string">
            <text:p>Lol_20230821:Lol_0603</text:p>
          </table:table-cell>
          <table:table-cell/>
          <table:table-cell table:style-name="ce7" office:value-type="string" calcext:value-type="string">
            <text:p>https://uk.farnell.com/tdk/mlj1608wr27jt000/inductor-270nh-260mhz-shld-0603/dp/3386864?st=MLJ1608WR27JT000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LED100, LED101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Lol_LED</text:p>
          </table:table-cell>
          <table:table-cell table:style-name="ce1" office:value-type="string" calcext:value-type="string">
            <text:p>MP008285</text:p>
          </table:table-cell>
          <table:table-cell table:style-name="ce1" office:value-type="string" calcext:value-type="string">
            <text:p>LED, Red, SMD, 0603 [1608 Metric], 20 mA, 2.4 V, 638 nm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P200, P202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.FL-R-SMT-1_10_</text:p>
          </table:table-cell>
          <table:table-cell table:style-name="ce1" office:value-type="string" calcext:value-type="string">
            <text:p>Lol_U.FL</text:p>
          </table:table-cell>
          <table:table-cell table:style-name="ce1" office:value-type="string" calcext:value-type="string">
            <text:p>Lol_20230821:U.FL-R-SMT-1_10_</text:p>
          </table:table-cell>
          <table:table-cell table:style-name="ce1" office:value-type="string" calcext:value-type="string">
            <text:p>UFL SMT PCB receptable,DC-6GHz Hirose Straight 50 Surface Mount UFL Connector, Receptacle, Solder Termination Coaxial</text:p>
          </table:table-cell>
          <table:table-cell table:style-name="ce7" office:value-type="string" calcext:value-type="string">
            <text:p>https://uk.farnell.com/hirose-hrs/u-fl-r-smt-1-10/rf-coaxial-u-fl-straight-jack/dp/1688077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Q300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X3008NBK,215</text:p>
          </table:table-cell>
          <table:table-cell table:style-name="ce1" office:value-type="string" calcext:value-type="string">
            <text:p>NX3008NBK215</text:p>
          </table:table-cell>
          <table:table-cell table:style-name="ce1" office:value-type="string" calcext:value-type="string">
            <text:p>NEXPERIA - NX3008NBK,215 - MOSFET Transistor, Trench, N Channel, 400 mA, 30 V, 1 ohm, 4.5 V, 900 mV</text:p>
          </table:table-cell>
          <table:table-cell table:style-name="ce7" office:value-type="string" calcext:value-type="string">
            <text:p>https://uk.farnell.com/nexperia/nx3008nbk-215/mosfet-n-ch-30v-400ma-sot23/dp/2069541?st=nx3008nbk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R100, R101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Lol_R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Resistor</text:p>
          </table:table-cell>
          <table:table-cell table:style-name="ce7" office:value-type="string" calcext:value-type="string">
            <text:p>https://uk.farnell.com/multicomp-pro/mcwf06p1001ftl/res-thick-film-1k-1-0-125w-0603/dp/2694032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R116, R117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8 NF</text:p>
          </table:table-cell>
          <table:table-cell table:style-name="ce1" office:value-type="string" calcext:value-type="string">
            <text:p>Lol_R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Resistor</text:p>
          </table:table-cell>
          <table:table-cell table:style-name="ce7" office:value-type="string" calcext:value-type="string">
            <text:p>https://uk.farnell.com/te-connectivity/crgh0603f1k8/res-1k8-1-0-2w-0603-thick-film/dp/2332006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R204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Lol_R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Resistor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R205, R400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tTie_2</text:p>
          </table:table-cell>
          <table:table-cell table:style-name="ce1" office:value-type="string" calcext:value-type="string">
            <text:p>TestPoint_Link_0603</text:p>
          </table:table-cell>
          <table:table-cell table:style-name="ce1" office:value-type="string" calcext:value-type="string">
            <text:p>Lol_20230821:Lol_0603_tie</text:p>
          </table:table-cell>
          <table:table-cell table:style-name="ce1" office:value-type="string" calcext:value-type="string">
            <text:p>Breakin test point 0603</text:p>
          </table:table-cell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R300, R302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R4</text:p>
          </table:table-cell>
          <table:table-cell table:style-name="ce1" office:value-type="string" calcext:value-type="string">
            <text:p>Lol_R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Resistor</text:p>
          </table:table-cell>
          <table:table-cell table:style-name="ce7" office:value-type="string" calcext:value-type="string">
            <text:p>https://uk.farnell.com/walsin/wr06w2r40ftl/res-2r4-1-0-1w-0603-thick-film/dp/2668257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R301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R</text:p>
          </table:table-cell>
          <table:table-cell table:style-name="ce1" office:value-type="string" calcext:value-type="string">
            <text:p>Lol_R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Resistor</text:p>
          </table:table-cell>
          <table:table-cell table:style-name="ce7" office:value-type="string" calcext:value-type="string">
            <text:p>https://uk.farnell.com/multicomp/mcwf06p1000ftl/res-100r-1-0-125w-0603-thick-film/dp/2694031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R303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7k</text:p>
          </table:table-cell>
          <table:table-cell table:style-name="ce1" office:value-type="string" calcext:value-type="string">
            <text:p>Lol_R</text:p>
          </table:table-cell>
          <table:table-cell table:style-name="ce1" office:value-type="string" calcext:value-type="string">
            <text:p>Lol_20230821:Lol_0603</text:p>
          </table:table-cell>
          <table:table-cell table:style-name="ce1" office:value-type="string" calcext:value-type="string">
            <text:p>Resistor</text:p>
          </table:table-cell>
          <table:table-cell table:style-name="ce7" office:value-type="string" calcext:value-type="string">
            <text:p>https://uk.farnell.com/multicomp/mcwr06x4702ftl/res-47k-1-0-1w-thick-film/dp/2447376</text:p>
          </table:table-cell>
          <table:table-cell table:style-name="ce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U200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ST25R3916B-AQWT</text:p>
          </table:table-cell>
          <table:table-cell table:style-name="ce1" office:value-type="string" calcext:value-type="string">
            <text:p>QFN50P500X500X100-33N-D</text:p>
          </table:table-cell>
          <table:table-cell table:style-name="ce1" office:value-type="string" calcext:value-type="string">
            <text:p>NFC/RFID Tags &amp; Transponders NFC reader for payment, consumer and industrial</text:p>
          </table:table-cell>
          <table:table-cell table:style-name="ce7" office:value-type="string" calcext:value-type="string">
            <text:p>https://www.digikey.co.uk/en/products/detail/stmicroelectronics/ST25R3916B-AQWT/16516567</text:p>
          </table:table-cell>
          <table:table-cell table:style-name="ce7" office:value-type="string" calcext:value-type="string">
            <text:p>https://www.mouser.co.uk/ProductDetail/STMicroelectronics/ST25R3916B-AQWT</text:p>
          </table:table-cell>
          <table:table-cell table:style-name="ce1" office:value-type="string" calcext:value-type="string">
            <text:p>https://uk.farnell.com/stmicroelectronics/st25r3916b-aqwt/rfid-read-write-27-12mhz-vfqfpn/dp/4067510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Y200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X3225SA-27.12M-STD-CSR-3</text:p>
          </table:table-cell>
          <table:table-cell table:style-name="ce1" office:value-type="string" calcext:value-type="string">
            <text:p>Lol_20230821:NX3225SA12000MHZSTDCSR1</text:p>
          </table:table-cell>
          <table:table-cell table:style-name="ce1" office:value-type="string" calcext:value-type="string">
            <text:p>Crystal SMD 3225 27.12MHz</text:p>
          </table:table-cell>
          <table:table-cell table:style-name="ce7" office:value-type="string" calcext:value-type="string">
            <text:p>https://www.mouser.co.uk/ProductDetail/NDK/NX3225SA-27.12M-STD-CSR-3?qs=w%2Fv1CP2dgqrycwpf4zbGAA%3D%3D</text:p>
          </table:table-cell>
          <table:table-cell table:style-name="ce7" office:value-type="string" calcext:value-type="string">
            <text:p>https://uk.rs-online.com/web/p/crystal-units/1847880</text:p>
          </table:table-cell>
          <table:table-cell table:style-name="ce1" office:value-type="string" calcext:value-type="string">
            <text:p>https://jlcpcb.com/partdetail/Ndk-NX3225SA_27_12M_STD_CSR3/C1987076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number-columns-repeated="6"/>
          <table:table-cell table:style-name="ce7" table:number-columns-repeated="2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RED = Do Not Fit</text:p>
          </table:table-cell>
          <table:table-cell table:number-columns-repeated="5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YELLOW = Needs to be specified after after antenna measurement</text:p>
          </table:table-cell>
          <table:table-cell table:number-columns-repeated="5"/>
          <table:table-cell table:style-name="ce7" table:number-columns-repeated="2"/>
          <table:table-cell table:number-columns-repeated="1016"/>
        </table:table-row>
        <table:table-row table:style-name="ro1" table:number-rows-repeated="951">
          <table:table-cell table:number-columns-repeated="6"/>
          <table:table-cell table:style-name="ce7" table:number-columns-repeated="2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ardboard.$A$1" table:cell-range-address="$cardboard.$A$11:.$G$81"/>
        </table:named-expressions>
      </table:table>
      <table:named-expressions/>
      <table:database-ranges>
        <table:database-range table:name="__Anonymous_Sheet_DB__0" table:target-range-address="cardboard.A11:cardboard.G8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board" style:display-name="PageStyle_card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8" meta:object-count="0"/>
    <meta:generator>LibreOfficeDev/6.0.5.2$Linux_X86_64 LibreOffice_project/</meta:generator>
  </office:meta>
</office:document-meta>
</file>